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f5aa"/>
    </style:style>
    <style:style style:name="T1" style:family="text">
      <style:text-properties officeooo:rsid="0003f5aa"/>
    </style:style>
    <style:style style:name="T2" style:family="text">
      <style:text-properties officeooo:rsid="0004e7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aca um programa que leia o nome de uma pessoa, a quantidade de provas realizadas por ela e suas<text:line-break/>respectivas notas. O programa deve apresentar ao final o nome e a media das notas obtidas pela<text:line-break/>pessoa.</text:p>
      <text:p text:style-name="P1"/>
      <text:p text:style-name="P1">2. Escreva um programa que gera e escreve os quatro primeiros <text:span text:style-name="T1">números</text:span> perfeitos. Um <text:span text:style-name="T1">número</text:span> perfeito<text:line-break/>e<text:span text:style-name="T1">h</text:span> aquele que e<text:span text:style-name="T1">h</text:span> igual a soma dos seus divisores (por exemplo, 6, 28, etc)</text:p>
      <text:p text:style-name="P1"/>
      <text:p text:style-name="P1">3. Faca um programa que le um vetor de inteiros e "remove" os elementos contendo o valor 0 (transfira-os para o final do vetor). Mostre o vetor resultante na tela.</text:p>
      <text:p text:style-name="P1">Exemplo: O vetor 0 1 3 -1 0 0 5 fica 1 3 -1 5 0 0 0.</text:p>
      <text:p text:style-name="P1"/>
      <text:p text:style-name="P1">4. Faca um programa que leia do teclado uma matriz 3 × 3 de <text:span text:style-name="T1">double</text:span> e normalize os seus valores, dividindo-os pelo maior valor da matriz. Imprima a matriz normalizada.</text:p>
      <text:p text:style-name="P1"><text:line-break/>5. Escreva um algoritmo que <text:span text:style-name="T1">lê</text:span> do teclado uma matriz 4 ×2 de inteiros. A seguir, troque os elementos<text:line-break/>da primeira linha com os elementos da segunda linha e os da terceira linha com a quarta linha.<text:line-break/>Imprima a matriz resultante.</text:p>
      <text:p text:style-name="P1"/>
      <text:p text:style-name="P1"><text:span text:style-name="T1">6.</text:span> Implemente a <text:span text:style-name="T1">função</text:span> com o <text:span text:style-name="T1">cabeçalho</text:span></text:p>
      <text:p text:style-name="P1">void calcula(float l, float *area, float *perimetro);</text:p>
      <text:p text:style-name="P1">que recebe o lado l de um quadrado e retorna a sua <text:span text:style-name="T1">área</text:span> e <text:span text:style-name="T1">perímetro.</text:span></text:p>
      <text:p text:style-name="P1"/>
      <text:p text:style-name="P1"><text:span text:style-name="T1">7</text:span>. Crie uma <text:span text:style-name="T1">função</text:span> que imprime um vetor de inteiros de tamanho <text:span text:style-name="T1">arbitrário</text:span>, com o seguinte <text:span text:style-name="T1">cabeçalho</text:span>:<text:line-break/>void imprime(int *v, int tam);</text:p>
      <text:p text:style-name="P1"/>
      <text:p text:style-name="P1"><text:span text:style-name="T1">8</text:span>. Implemente a <text:span text:style-name="T1">função</text:span> com o <text:span text:style-name="T1">cabeçalho</text:span><text:line-break/>void swap(int *a, int *b);<text:line-break/>inverte os valores inteiros apontados por a e b.</text:p>
      <text:p text:style-name="P1"/>
      <text:p text:style-name="P1"><text:span text:style-name="T2">9</text:span>. Crie um programa que percorre uma matriz de inteiros 5×4 usando apenas um loop com ponteiros.<text:line-break/>Preencha cada <text:span text:style-name="T1">posição</text:span> com o seu valor ordinal, <text:span text:style-name="T1">começando</text:span> do zero. Exemplo: m[0][0] == 0,<text:line-break/>m[0][1] == 1, m[1][0] == 4, etc.</text:p>
      <text:p text:style-name="P1">Obs.: <text:span text:style-name="T1">Não</text:span> e<text:span text:style-name="T1">h</text:span> <text:span text:style-name="T1">necessário</text:span> alocar a matriz dinamicamente, faca tudo na funcao principal.</text:p>
      <text:p text:style-name="P1"/>
      <text:p text:style-name="P1"><text:span text:style-name="T2">10</text:span>. Considere uma <text:span text:style-name="T1">versão</text:span> simplificada da <text:span text:style-name="T1">função</text:span> memcpy como abaixo:<text:line-break/>void memcpy(char* dest, const char* src, int count)</text:p>
      <text:p text:style-name="P1">{<text:line-break/> <text:s text:c="5"/>while (count--) </text:p>
      <text:p text:style-name="P1"><text:s text:c="11"/>*dest++ = *src++;<text:line-break/>}<text:line-break/>Esta <text:span text:style-name="T1">função</text:span> copia count bytes (char) do <text:span text:style-name="T1">endereço</text:span> de fonte src para o <text:span text:style-name="T1">endereço</text:span> de destino dest, sem considerar <text:span text:style-name="T1">sobreposição</text:span> de <text:span text:style-name="T1">áreas</text:span> de <text:span text:style-name="T1">memória</text:span>. Reescreva a essa <text:span text:style-name="T1">função</text:span> usando a <text:span text:style-name="T1">notação</text:span> de vetor, mas mantendo o mesmo comportamento da <text:span text:style-name="T1">função</text:span> original. 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21:48:57.135000000</meta:creation-date>
    <dc:date>2018-03-25T21:58:28.079000000</dc:date>
    <meta:editing-duration>PT9M31S</meta:editing-duration>
    <meta:editing-cycles>2</meta:editing-cycles>
    <meta:generator>LibreOffice/5.4.5.1$Windows_X86_64 LibreOffice_project/79c9829dd5d8054ec39a82dc51cd9eff340dbee8</meta:generator>
    <meta:document-statistic meta:table-count="0" meta:image-count="0" meta:object-count="0" meta:page-count="1" meta:paragraph-count="16" meta:word-count="379" meta:character-count="2115" meta:non-whitespace-character-count="1731"/>
  </office:meta>
</office:document-meta>
</file>